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6bb1"/>
    </style:style>
    <style:style style:name="P2" style:family="paragraph" style:parent-style-name="Standard">
      <style:paragraph-properties fo:text-align="start" style:justify-single-word="false"/>
      <style:text-properties officeooo:paragraph-rsid="0014d396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4d396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4d396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5289f"/>
    </style:style>
    <style:style style:name="P6" style:family="paragraph" style:parent-style-name="Standard">
      <style:paragraph-properties fo:text-align="start" style:justify-single-word="false"/>
      <style:text-properties officeooo:paragraph-rsid="0015289f"/>
    </style:style>
    <style:style style:name="P7" style:family="paragraph" style:parent-style-name="Standard">
      <style:paragraph-properties fo:text-align="start" style:justify-single-word="false"/>
      <style:text-properties officeooo:paragraph-rsid="0017d646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2184e" officeooo:paragraph-rsid="0012184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2184e" officeooo:paragraph-rsid="0012184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12184e" officeooo:paragraph-rsid="00136b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12184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6bb1" officeooo:paragraph-rsid="00136bb1"/>
    </style:style>
    <style:style style:name="P13" style:family="paragraph" style:parent-style-name="Standard">
      <style:paragraph-properties fo:text-align="start" style:justify-single-word="false"/>
      <style:text-properties officeooo:rsid="00136bb1" officeooo:paragraph-rsid="00136bb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d396" officeooo:paragraph-rsid="0014d396"/>
    </style:style>
    <style:style style:name="P15" style:family="paragraph" style:parent-style-name="Standard">
      <style:paragraph-properties fo:text-align="start" style:justify-single-word="false"/>
      <style:text-properties officeooo:rsid="0014d396" officeooo:paragraph-rsid="0014d396"/>
    </style:style>
    <style:style style:name="P16" style:family="paragraph" style:parent-style-name="Standard">
      <style:paragraph-properties fo:text-align="start" style:justify-single-word="false"/>
      <style:text-properties officeooo:rsid="0015289f" officeooo:paragraph-rsid="0015289f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5289f" officeooo:paragraph-rsid="0015289f"/>
    </style:style>
    <style:style style:name="T1" style:family="text">
      <style:text-properties fo:font-weight="bold" officeooo:rsid="0012184e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6bb1" style:font-weight-asian="normal" style:font-weight-complex="normal"/>
    </style:style>
    <style:style style:name="T4" style:family="text">
      <style:text-properties fo:font-weight="normal" officeooo:rsid="0017d646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2184e" style:font-weight-asian="normal" style:font-weight-complex="normal"/>
    </style:style>
    <style:style style:name="T9" style:family="text">
      <style:text-properties style:font-name="Arial" fo:font-weight="normal" officeooo:rsid="0014d396" style:font-weight-asian="normal" style:font-weight-complex="normal"/>
    </style:style>
    <style:style style:name="T10" style:family="text">
      <style:text-properties style:font-name="Arial" fo:font-weight="normal" officeooo:rsid="0015289f" style:font-weight-asian="normal" style:font-weight-complex="normal"/>
    </style:style>
    <style:style style:name="T11" style:family="text">
      <style:text-properties style:font-name="Arial" fo:font-weight="normal" officeooo:rsid="0017d646" style:font-weight-asian="normal" style:font-weight-complex="normal"/>
    </style:style>
    <style:style style:name="T12" style:family="text">
      <style:text-properties style:font-name="Arial" fo:font-weight="normal" officeooo:rsid="0018fc7d" style:font-weight-asian="normal" style:font-weight-complex="normal"/>
    </style:style>
    <style:style style:name="T13" style:family="text">
      <style:text-properties style:font-name="Arial" fo:font-weight="bold" officeooo:rsid="0012184e" style:font-weight-asian="bold" style:font-weight-complex="bold"/>
    </style:style>
    <style:style style:name="T14" style:family="text">
      <style:text-properties style:font-name="Arial" officeooo:rsid="0014d396"/>
    </style:style>
    <style:style style:name="T15" style:family="text">
      <style:text-properties style:font-name="Arial" officeooo:rsid="0015289f"/>
    </style:style>
    <style:style style:name="T16" style:family="text">
      <style:text-properties style:font-name="Arial" fo:font-size="12pt" fo:font-weight="normal" officeooo:rsid="0017d64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7d646" style:font-weight-asian="normal" style:font-weight-complex="normal"/>
    </style:style>
    <style:style style:name="T18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17d646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122" loext:opacity="100%" style:font-name="Arial" fo:font-size="10.5pt" fo:letter-spacing="normal" fo:font-style="normal" fo:font-weight="normal" officeooo:rsid="0017d646" style:font-weight-asian="normal" style:font-weight-complex="normal"/>
    </style:style>
    <style:style style:name="T20" style:family="text">
      <style:text-properties fo:font-variant="normal" fo:text-transform="none" fo:color="#202122" loext:opacity="100%" style:font-name="Arial" fo:font-size="12pt" fo:letter-spacing="normal" fo:font-style="normal" fo:font-weight="normal" officeooo:rsid="0017d64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02122" loext:opacity="100%" style:font-name="Arial" fo:font-size="12pt" fo:letter-spacing="normal" fo:font-style="normal" fo:font-weight="normal" officeooo:rsid="0018fc7d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ÍCIO DE AULA – ARQUITETURA DE SGBD</text:p>
      <text:p text:style-name="P8"/>
      <text:p text:style-name="P11"><text:span text:style-name="T1">Questão 1: </text:span><text:span text:style-name="T5">Descreva a arquitetura ANSI/SPARC e o princípio de independência de dados.</text:span><text:span text:style-name="T2"> </text:span></text:p>
      <text:p text:style-name="P11"><text:span text:style-name="T2"/></text:p>
      <text:p text:style-name="P10">R: <text:span text:style-name="T2">Em 1971, o DBTG (DataBase Task Group) percebeu a necessidade de uma abordagem de dois níveis com visualizações e esquema, posteriormente, em 1975, o ANSI-SPARC percebeu a necessidade de uma abordagem com os três níveis de abstração, </text:span><text:span text:style-name="T3">sendo eles</text:span><text:span text:style-name="T2"> compostos por um nível externo, um conceitual e um interno.</text:span></text:p>
      <text:p text:style-name="P1"><text:span text:style-name="T8">A arquitetura de três níveis visa separar a visão de cada usuário do banco de dados da forma como o banco de dados é representado fisicamente.</text:span><text:span text:style-name="T13"><text:line-break/></text:span><text:span text:style-name="T8">A arquitetura de três níveis visa separar a visão de cada usuário do banco de dados da forma como o banco de dados é representado fisicamente.</text:span></text:p>
      <text:p text:style-name="P1"><text:span text:style-name="T8"/></text:p>
      <text:list xml:id="list3700438253" text:style-name="L1">
        <text:list-item>
          <text:p text:style-name="P12"><text:span text:style-name="T8">N</text:span><text:span text:style-name="T7">ível Externo: É como o usuário visualiza o banco de dados. Os dados do banco de dados que são relevantes para aquele usuário são descritos neste nível. O nível externo consiste em várias visualizações externas diferentes do banco de dados. Na visão externa são incluídos apenas as entidades, atributos e relacionamentos que o usuário deseja. As diferentes visualizações podem ter diferentes maneiras de representar os mesmos dados. Por exemplo, um usuário pode visualizar o nome no formulário (nome, sobrenome), enquanto outro pode visualizar como (sobrenome, nome).</text:span></text:p>
          <text:p text:style-name="P12"><text:span text:style-name="T7"/></text:p>
        </text:list-item>
        <text:list-item>
          <text:p text:style-name="P12"><text:span text:style-name="T7">Nível Conceitual: É a visão da comunidade </text:span><text:span text:style-name="T9">sobre o</text:span><text:span text:style-name="T7"> banco de dados e descreve quais dados são armazenados no banco de dados e representa as entidades, seus atributos e seus relacionamentos. Ele representa as informações de semântica, segurança e integridade sobre os dados. O nível médio ou o segundo nível na arquitetura de três níveis é o nível conceitual. Este nível contém a estrutura lógica de todo o banco de dados, ele representa a visão completa do banco de dados que a organização demanda independente de qualquer consideração de armazenamento.</text:span></text:p>
        </text:list-item>
      </text:list>
      <text:p text:style-name="P13"><text:span text:style-name="T7"/></text:p>
      <text:list xml:id="list14206088773507" text:continue-numbering="true" text:style-name="L1">
        <text:list-item>
          <text:p text:style-name="P14"><text:span text:style-name="T7">Nível Interno: No nível interno, o banco de dados é representado fisicamente no computador. Ele enfatiza a implementação física do banco de dados para fazer a utilização do espaço de armazenamento e obter o desempenho ideal de tempo de execução e técnicas de criptografia de dados. Ele interage com o sistema operacional para colocar os dados em arquivos de armazenamento e construir o espaço de armazenamento, recuperar os dados, e outras funções.</text:span></text:p>
        </text:list-item>
      </text:list>
      <text:p text:style-name="P15"><text:span text:style-name="T7"/></text:p>
      <text:p text:style-name="P2"><text:span text:style-name="T9">Independência de dados é a capacidade de modificar a definição de um esquema em um nível de abstração sem afetar a definição dos outros esquemas. Níveis de independência: </text:span></text:p>
      <text:p text:style-name="P2"><text:span text:style-name="T9"/></text:p>
      <text:list xml:id="list1785901084" text:style-name="L2">
        <text:list-item>
          <text:p text:style-name="P3"><text:span text:style-name="T9">Independência Física de Fados: É a habilidade de se modificar o esquema físico sem a necessidade de rescrever o modelo conceitual.</text:span></text:p>
          <text:p text:style-name="P3"><text:span text:style-name="T9"/></text:p>
        </text:list-item>
        <text:list-item>
          <text:p text:style-name="P3"><text:span text:style-name="T9">Independência Lógica de Dados: É a habilidade de se modificar o esquema conceitual sem a necessidade de rescrever as aplicações </text:span></text:p>
        </text:list-item>
      </text:list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9"/>
      <text:p text:style-name="P9"><text:soft-page-break/>Questão 2: <text:span text:style-name="T5">Qual é a diferença entre as arquiteturas cliente/servidor de duas e de três camadas?</text:span></text:p>
      <text:p text:style-name="P9"><text:span text:style-name="T2"/></text:p>
      <text:p text:style-name="P2"><text:span text:style-name="T13">R: </text:span><text:span text:style-name="T10">O</text:span><text:span text:style-name="T6">rganização em duas camadas: </text:span></text:p>
      <text:p text:style-name="P2"><text:span text:style-name="T6"/></text:p>
      <text:list xml:id="list4089080035" text:style-name="L3">
        <text:list-item>
          <text:p text:style-name="P4"><text:span text:style-name="T14">O</text:span><text:span text:style-name="T6"> cliente comunica-se diretamente com o servidor.</text:span></text:p>
        </text:list-item>
      </text:list>
      <text:p text:style-name="P2"><text:span text:style-name="T6"/></text:p>
      <text:list xml:id="list14205343196128" text:continue-numbering="true" text:style-name="L3">
        <text:list-item>
          <text:p text:style-name="P5"><text:span text:style-name="T6">A base de dados fica no servidor.</text:span></text:p>
          <text:p text:style-name="P5"><text:span text:style-name="T6"/></text:p>
        </text:list-item>
        <text:list-item>
          <text:p text:style-name="P5"><text:span text:style-name="T6">As regras e a lógica da aplicação </text:span><text:span text:style-name="T15">ficam </text:span><text:span text:style-name="T6">no </text:span><text:span text:style-name="T15">sistema do </text:span><text:span text:style-name="T6">cliente.</text:span></text:p>
          <text:p text:style-name="P5"><text:span text:style-name="T6"/></text:p>
        </text:list-item>
        <text:list-item>
          <text:p text:style-name="P5"><text:span text:style-name="T15">T</text:span><text:span text:style-name="T6">oda vez que uma aplicação for alterada, tanto bancos de dados como aplicações </text:span><text:span text:style-name="T15">dos </text:span><text:span text:style-name="T6">clientes precisam ser alteradas.</text:span></text:p>
          <text:p text:style-name="P5"><text:span text:style-name="T6"/></text:p>
        </text:list-item>
        <text:list-item>
          <text:p text:style-name="P5"><text:span text:style-name="T6">A aplicação </text:span><text:span text:style-name="T15">do</text:span><text:span text:style-name="T6"> cliente precisa ser instalada em todos os nós.</text:span></text:p>
        </text:list-item>
      </text:list>
      <text:p text:style-name="P6"><text:span text:style-name="T6"/></text:p>
      <text:p text:style-name="P16"><text:span text:style-name="T6">Organização em três Camadas:</text:span></text:p>
      <text:p text:style-name="P16"><text:span text:style-name="T6"/></text:p>
      <text:list xml:id="list2848531350" text:style-name="L4">
        <text:list-item>
          <text:p text:style-name="P17"><text:span text:style-name="T6">Uma camada intermediária é criada entre o servidor e o cliente.</text:span></text:p>
          <text:p text:style-name="P17"><text:span text:style-name="T6"/></text:p>
        </text:list-item>
        <text:list-item>
          <text:p text:style-name="P17"><text:span text:style-name="T6">A função da camada intermediária é armazenar as regras do negócio e a lógica da aplicação.</text:span></text:p>
          <text:p text:style-name="P17"><text:span text:style-name="T6"/></text:p>
        </text:list-item>
        <text:list-item>
          <text:p text:style-name="P17"><text:span text:style-name="T6">O cliente fica responsável apenas pela interface com o usuário.</text:span></text:p>
          <text:p text:style-name="P17"><text:span text:style-name="T6"/></text:p>
        </text:list-item>
        <text:list-item>
          <text:p text:style-name="P17"><text:span text:style-name="T6">Qualquer alteração na camada intermediária é imediatamente assumida por todas as aplicações e pelo banco de dados. </text:span></text:p>
        </text:list-item>
      </text:list>
      <text:p text:style-name="P9"><text:span text:style-name="T2"/></text:p>
      <text:p text:style-name="P9"><text:span text:style-name="T2"/></text:p>
      <text:p text:style-name="P9">Questão 3:<text:span text:style-name="T2"> </text:span><text:span text:style-name="T5">Se você estivesse criando um sistema baseado na web para reservas e venda de passagens aéreas, qual arquitetura de SGBD você escolheria, dentre as apresentadas em aula? Por quê?</text:span></text:p>
      <text:p text:style-name="P9"><text:span text:style-name="T2"/></text:p>
      <text:p text:style-name="P7"><text:span text:style-name="T13">R: </text:span><text:span text:style-name="T11">SGBD distribuído, pois o banco de dados precisa de uma confiabilidade segura; qualquer erro ou falha na reserva de uma passagem aérea pode resultar em um grande problema tanto para quem reservou quanto para a empresa que forneceu a reserva, em um SBGD distribuído,</text:span><text:span text:style-name="T16"> </text:span><text:span text:style-name="T20">uma falha afetará somente um fragmento, ao invés do banco de dados inteiro. </text:span><text:span text:style-name="T21">Considerando também a disponibilidade,</text:span><text:span text:style-name="T11"> </text:span><text:span text:style-name="T12">este é</text:span><text:span text:style-name="T11"> um serviço que precisa estar online 24 horas por dia, 7 dias por semana, pois, se tratando de um serviço global, o cliente pode ter a sua reserva efetuada em qualquer horário do dia. </text:span><text:span text:style-name="T12">Além de possuir uma melhor performance; o</text:span><text:span text:style-name="T20">s dados estão localizados próximo do local de maior demanda e os sistemas de banco de dados por si só são paralelizáveis, permitindo carregar no banco de dados para o balanceamento entre servidores (a elevada carga em um módulo do banco de dados não </text:span><text:span text:style-name="T21">afetará</text:span><text:span text:style-name="T20"> os outros módulos de banco de dados em um banco de dados distribuído).</text:span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01:42:04.019000000</dc:date>
    <meta:editing-duration>PT12M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4" meta:word-count="779" meta:character-count="4676" meta:non-whitespace-character-count="3928"/>
  </office:meta>
</office:document-meta>
</file>